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olicy.check( Identity identity , Role ro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Policy.matches( Identity identity , Accreditable accr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olicy.moveRoleDown( Accreditable accreditable ,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licy.removeRoles( Accreditable accredit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olicy.getCredential( Accreditable accreditable , Role ro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Policy.addRole( Accreditable accreditable , Role role ,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Policy.isSSL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licy.setSSL( boolean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licy.getCredentials( Identity ident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Policy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licy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licy.moveRoleUp( Accreditable accreditable ,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licy.removeRole( Accreditable accreditable ,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olicy.addCredential( Credential credenti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olicy.moveRole( Accreditable accreditable , Role role , boolean dow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Policy.removeCredential( Credential credenti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